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3ca" officeooo:paragraph-rsid="0013f3ca"/>
    </style:style>
    <style:style style:name="P2" style:family="paragraph" style:parent-style-name="Standard">
      <style:text-properties officeooo:rsid="00156a0a" officeooo:paragraph-rsid="00156a0a"/>
    </style:style>
    <style:style style:name="P3" style:family="paragraph" style:parent-style-name="Standard">
      <style:text-properties officeooo:rsid="00167829" officeooo:paragraph-rsid="00167829"/>
    </style:style>
    <style:style style:name="P4" style:family="paragraph" style:parent-style-name="Standard">
      <style:text-properties officeooo:rsid="0017ab03" officeooo:paragraph-rsid="0017ab03"/>
    </style:style>
    <style:style style:name="P5" style:family="paragraph" style:parent-style-name="Standard">
      <style:text-properties officeooo:rsid="00188afb" officeooo:paragraph-rsid="00188afb"/>
    </style:style>
    <style:style style:name="P6" style:family="paragraph" style:parent-style-name="Standard">
      <style:text-properties officeooo:rsid="001a293e" officeooo:paragraph-rsid="001a293e"/>
    </style:style>
    <style:style style:name="T1" style:family="text">
      <style:text-properties officeooo:rsid="0014342f"/>
    </style:style>
    <style:style style:name="T2" style:family="text">
      <style:text-properties officeooo:rsid="00188afb"/>
    </style:style>
    <style:style style:name="T3" style:family="text">
      <style:text-properties officeooo:rsid="001a29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ress members of the editorial board </text:p>
      <text:p text:style-name="P1">FNR logo on front page, <text:span text:style-name="T1">every page</text:span></text:p>
      <text:p text:style-name="P2">press agencies, copy right holder? Conditions for licensing?</text:p>
      <text:p text:style-name="P2"/>
      <text:p text:style-name="P3">Delete images?</text:p>
      <text:p text:style-name="P3"/>
      <text:p text:style-name="P4">Legal notice section copyright</text:p>
      <text:p text:style-name="P5">all images public domain wikipedia</text:p>
      <text:p text:style-name="P6">otherwise stated :</text:p>
      <text:p text:style-name="P6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4:06:25.540250791</meta:creation-date>
    <dc:date>2019-07-05T14:13:29.170363079</dc:date>
    <meta:editing-duration>PT7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5" meta:character-count="229" meta:non-whitespace-character-count="200"/>
  </office:meta>
</office:document-meta>
</file>